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cccccc"/>
    </style:style>
    <style:style style:name="P2" style:family="paragraph" style:parent-style-name="Standard">
      <style:text-properties style:use-window-font-color="true" style:font-name="TimesNewRomanPSMT" fo:font-size="12pt" style:font-name-asian="TimesNewRomanPSMT" style:font-size-asian="12pt" style:font-name-complex="TimesNewRomanPSMT" style:font-size-complex="12pt"/>
    </style:style>
    <style:style style:name="P3"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_20_body">
      <style:paragraph-properties fo:text-align="justify" style:justify-single-word="false"/>
    </style:style>
    <style:style style:name="P9" style:family="paragraph" style:parent-style-name="Standard">
      <style:paragraph-properties fo:text-align="justify" style:justify-single-word="false"/>
    </style:style>
    <style:style style:name="P10" style:family="paragraph" style:parent-style-name="Heading_20_1">
      <style:paragraph-properties fo:break-before="page"/>
    </style:style>
    <style:style style:name="T1" style:family="text">
      <style:text-properties fo:color="#e6e6e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00000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ébastien BARBIER</text:p>
      <text:p text:style-name="Standard">Jocelyn FACCHINI</text:p>
      <text:p text:style-name="Standard"/>
      <text:p text:style-name="Standard">GinkoTempo pour iPhone</text:p>
      <text:p text:style-name="Standard"/>
      <text:p text:style-name="Standard">Projet de Master1 informatique</text:p>
      <text:p text:style-name="Standard">Année : 2009-2010</text:p>
      <text:p text:style-name="Standard"/>
      <text:p text:style-name="Standard">Superviseurs :</text:p>
      <text:p text:style-name="Standard">Stéphane DEBRICON</text:p>
      <text:p text:style-name="Standard">Fabrice BOUQUET</text:p>
      <text:p text:style-name="Standard"/>
      <text:p text:style-name="Standard">Superviseur Ginko:</text:p>
      <text:p text:style-name="Standard">Laurent EON</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7">Table des matières</text:p>
          </text:index-title>
          <text:p text:style-name="P6"><text:s/>1 Introduction<text:tab/>3</text:p>
          <text:p text:style-name="P6"><text:s/>2 Cahier des charges du projet.<text:tab/>4</text:p>
          <text:p text:style-name="P6"><text:s/>3 Les données<text:tab/>5</text:p>
          <text:p text:style-name="P5"><text:s/>3.1 Accès au Webservice<text:tab/>5</text:p>
          <text:p text:style-name="P5"><text:s/>3.2 Comment sont-elles manipulés ?<text:tab/>5</text:p>
          <text:p text:style-name="P6"><text:s/>4 Structure générale de l'application<text:tab/>6</text:p>
          <text:p text:style-name="P5"><text:s/>4.1 Interface utilisateur.<text:tab/>6</text:p>
          <text:p text:style-name="P5"><text:s/>4.2 Structure globale de l'application<text:tab/>6</text:p>
          <text:p text:style-name="P4"><text:s/>4.2.1 Base de l'application<text:tab/>6</text:p>
          <text:p text:style-name="P4"><text:s/>4.2.2 Schéma globale<text:tab/>6</text:p>
          <text:p text:style-name="P5"><text:s/>4.3 Structure des pages<text:tab/>6</text:p>
          <text:p text:style-name="P4"><text:s/>4.3.1 TableViewController<text:tab/>6</text:p>
          <text:p text:style-name="P4"><text:s/>4.3.2 Contrôleur des données.<text:tab/>6</text:p>
          <text:p text:style-name="P6"><text:s/>5 Techniques Spécifiques<text:tab/>7</text:p>
          <text:p text:style-name="P5"><text:s/>5.1 Les Threads<text:tab/>7</text:p>
          <text:p text:style-name="P5"><text:s/>5.2 Singleton de certaines vues et contrôleur<text:tab/>7</text:p>
          <text:p text:style-name="P5"><text:s/>5.3 Accès au GPS<text:tab/>7</text:p>
          <text:p text:style-name="P5"><text:s/>5.4 Utilisation des paramètres<text:tab/>7</text:p>
          <text:p text:style-name="P5"><text:s/>5.5 Utilisation des Pop-up et vibration<text:tab/>7</text:p>
          <text:p text:style-name="P6"><text:s/>6 What to do next ?<text:tab/>8</text:p>
          <text:p text:style-name="P6"><text:s/>7 Conclusion<text:tab/>9</text:p>
          <text:p text:style-name="P6"><text:s/>8 Sitographie<text:tab/>10</text:p>
          <text:p text:style-name="P6"><text:s/>9 Annexe (Page de présentation).<text:tab/>11</text:p>
        </text:index-body>
      </text:table-of-content>
      <text:p text:style-name="Standard"/>
      <text:h text:style-name="P10" text:outline-level="1">Introduction</text:h>
      <text:p text:style-name="Standard"/>
      <text:p text:style-name="Standard">Idée : Présentation globale du projet. On présente la situation, rapidement rappeler le contexte de l'iPhone.</text:p>
      <text:p text:style-name="Standard"/>
      <text:p text:style-name="P2">(ne pas expliquer Objective-C mais donner un lien vers document tuto). Ca paraît simple mais ça l'est clairement pas. (InterfaceBuilder) </text:p>
      <text:p text:style-name="P2"/>
      <text:p text:style-name="P2">(Jocelyn) (Sébastien)</text:p>
      <text:h text:style-name="P10" text:outline-level="1">Cahier des charges du projet.</text:h>
      <text:p text:style-name="Standard"/>
      <text:p text:style-name="Standard">On parle du cahier des charges : les cas d'utilisations que l'on a souhaiter mettre en oeuvre et des contraintes qu'il faut respecter.</text:p>
      <text:p text:style-name="Standard"/>
      <text:p text:style-name="P2">(Sébastien)</text:p>
      <text:h text:style-name="P10" text:outline-level="1">Les données</text:h>
      <text:p text:style-name="P8"><text:tab/>Les données à afficher dans l'application sont fournies par Ginko. Afin d'y accéder, le service Technologies Nouvelles Besançon a mis en place un Web-service utilisant le protocole SOAP. Nous allons voir dans cette partie par quel moyen nous accédons au Web-service et comment nous enregistrons nos données au sein de l'application.</text:p>
      <text:h text:style-name="Heading_20_2" text:outline-level="2">Accès au Webservice</text:h>
      <text:p text:style-name="P9"><text:tab/>Le service Technologies Nouvelles Besançon nous a fourni un fichier WSDL qui permet de générer les fonctions d'appels au Web-service. Ce fichier est une description des fonctions …</text:p>
      <text:p text:style-name="P9"><text:tab/>Nous avons commencer nos recherches dans la documentation Apple où nous avons découvert que le protocole SOAP n'est pas pris en charger nativement dans les bibliothèques du SDK de l'iPhone. La solution proposé par Apple que nous avons trouvé était de constituer soit même les requêtes HTTP contenant les appels de méthodes distantes puis de « parser » la réponse à l'aide de l'objet « NSXMLParser ». Comme il existe des programmes permettant de générer des méthodes « stub » nous avons décidé de ne pas utiliser cette solution. À la place, il nous a été suggérer d'utiliser gSOAP. Nous savions qu'il était possible d'utiliser du code C ou C++ dans un programme écrit en Objective-C c'est pourquoi nous avons </text:p>
      <text:p text:style-name="P9">Étant donné qu'il est possible d'exécuter de code C ou C++ dans une application iPhone, nous avons décidé d'utiliser le programme gSOAP qui génère les méthodes « stub » à partir du fichier WSDL. De ce fait nous n'avions plus qu'à utiliser ce que génère gSOAP afin d'accéder au méthodes distantes du Web-service.</text:p>
      <text:h text:style-name="Heading_20_2" text:outline-level="2">Comment sont-elles manipulés ?</text:h>
      <text:p text:style-name="Standard"/>
      <text:p text:style-name="P2"><text:s/>(Jocelyn)</text:p>
      <text:h text:style-name="P10" text:outline-level="1">Structure générale de l'application</text:h>
      <text:h text:style-name="Heading_20_2" text:outline-level="2">Interface utilisateur.</text:h>
      <text:p text:style-name="P3">(Sébastien)</text:p>
      <text:h text:style-name="Heading_20_2" text:outline-level="2">Structure globale de l'application</text:h>
      <text:p text:style-name="P3">(Jocelyn)</text:p>
      <text:h text:style-name="Heading_20_3" text:outline-level="3">Base de l'application</text:h>
      <text:p text:style-name="P3">(Jocelyn)</text:p>
      <text:h text:style-name="Heading_20_3" text:outline-level="3">Schéma globale</text:h>
      <text:p text:style-name="P3">(Jocelyn)</text:p>
      <text:h text:style-name="Heading_20_2" text:outline-level="2">Structure des pages</text:h>
      <text:p text:style-name="P3">(Jocelyn)(Sébastien) A définir selon le plan qui nous semble pertinant.</text:p>
      <text:h text:style-name="Heading_20_3" text:outline-level="3">TableViewController</text:h>
      <text:h text:style-name="Heading_20_3" text:outline-level="3">Contrôleur des données.</text:h>
      <text:h text:style-name="P10" text:outline-level="1">Techniques Spécifiques</text:h>
      <text:h text:style-name="Heading_20_2" text:outline-level="2">Les Threads</text:h>
      <text:p text:style-name="P3">(Sébastien)</text:p>
      <text:h text:style-name="Heading_20_2" text:outline-level="2">Singleton de certaines vues et contrôleur</text:h>
      <text:p text:style-name="P3">(Jocelyn)</text:p>
      <text:h text:style-name="Heading_20_2" text:outline-level="2">Accès au GPS</text:h>
      <text:p text:style-name="P3">(Sébastien)</text:p>
      <text:h text:style-name="Heading_20_2" text:outline-level="2">Utilisation des paramètres</text:h>
      <text:p text:style-name="P3">(Jocelyn)</text:p>
      <text:h text:style-name="Heading_20_2" text:outline-level="2">Utilisation des Pop-up et vibration</text:h>
      <text:p text:style-name="P3">(Sébastien)</text:p>
      <text:h text:style-name="P10" text:outline-level="1">What to do next ?</text:h>
      <text:p text:style-name="P3">(Sébastien)</text:p>
      <text:h text:style-name="P10" text:outline-level="1">Conclusion</text:h>
      <text:p text:style-name="P3">(Sébastien)</text:p>
      <text:h text:style-name="P10" text:outline-level="1">Sitographie</text:h>
      <text:h text:style-name="P10" text:outline-level="1">Annexe (Page de présent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ccccc"/>
    </style:style>
    <style:style style:name="MT1" style:family="text">
      <style:text-properties fo:color="#e6e6e6" fo:font-size="10.5pt" style:font-size-asian="10.5pt" style:font-size-complex="10.5pt"/>
    </style:style>
    <style:style style:name="MT2" style:family="text">
      <style:text-properties fo:font-size="10.5pt" style:font-size-asian="10.5pt" style:font-size-complex="10.5pt"/>
    </style:style>
    <style:style style:name="MT3" style:family="text">
      <style:text-properties fo:color="#00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apport technique – GinkoTempo pour iPhone</text:span><text:span text:style-name="MT2"><text:tab/></text:span><text:tab/><text:span text:style-name="MT3"><text:page-number text:select-page="current">2</text:page-number></text:span><text:span text:style-name="MT3"> / </text:span><text:span text:style-name="MT3"><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ébastien BARBIER</meta:initial-creator>
    <meta:creation-date>2010-05-12T19:20:46</meta:creation-date>
    <dc:date>2010-05-13T21:23:29</dc:date>
    <dc:creator>Jocelyn FACCHINI</dc:creator>
    <meta:editing-duration>PT17H56M37S</meta:editing-duration>
    <meta:editing-cycles>55</meta:editing-cycles>
    <meta:generator>OpenOffice.org/3.2$Unix OpenOffice.org_project/320m12$Build-9483</meta:generator>
    <meta:document-statistic meta:table-count="0" meta:image-count="0" meta:object-count="0" meta:page-count="11" meta:paragraph-count="80" meta:word-count="579" meta:character-count="3648"/>
  </office:meta>
</office:document-meta>
</file>